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FORM_vs_GRADIENT_TRANSPORTER_results" table:style-name="ta1">
        <table:shapes>
          <draw:frame draw:z-index="0" draw:style-name="gr1" draw:text-style-name="P1" svg:width="30.48cm" svg:height="17.145cm" svg:x="34.894cm" svg:y="23.844cm">
            <draw:object draw:notify-on-update-of-ranges="UNIFORM_vs_GRADIENT_TRANSPORTER_results.E2:UNIFORM_vs_GRADIENT_TRANSPORTER_results.E41 UNIFORM_vs_GRADIENT_TRANSPORTER_results.F2:UNIFORM_vs_GRADIENT_TRANSPORTER_results.F41 UNIFORM_vs_GRADIENT_TRANSPORTER_results.G2:UNIFORM_vs_GRADIENT_TRANSPORTER_results.G41 UNIFORM_vs_GRADIENT_TRANSPORTER_results.H2:UNIFORM_vs_GRADIENT_TRANSPORTER_results.H41 UNIFORM_vs_GRADIENT_TRANSPORTER_results.I2:UNIFORM_vs_GRADIENT_TRANSPORTER_results.I41 UNIFORM_vs_GRADIENT_TRANSPORTER_results.J2:UNIFORM_vs_GRADIENT_TRANSPORTER_results.J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48cm" svg:height="17.145cm" svg:x="33.998cm" svg:y="1.039cm">
            <draw:object draw:notify-on-update-of-ranges="UNIFORM_vs_GRADIENT_TRANSPORTER_results.E2:UNIFORM_vs_GRADIENT_TRANSPORTER_results.E41 UNIFORM_vs_GRADIENT_TRANSPORTER_results.F2:UNIFORM_vs_GRADIENT_TRANSPORTER_results.F41 UNIFORM_vs_GRADIENT_TRANSPORTER_results.G2:UNIFORM_vs_GRADIENT_TRANSPORTER_results.G41 UNIFORM_vs_GRADIENT_TRANSPORTER_results.H2:UNIFORM_vs_GRADIENT_TRANSPORTER_results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self.seed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self.cycle</text:p>
          </table:table-cell>
          <table:table-cell office:value-type="string" calcext:value-type="string">
            <text:p>MODEL.total_delivered</text:p>
          </table:table-cell>
          <table:table-cell office:value-type="string" calcext:value-type="string">
            <text:p>MODEL.MTTD</text:p>
          </table:table-cell>
          <table:table-cell office:value-type="string" calcext:value-type="string">
            <text:p>SRA.total_delivered</text:p>
          </table:table-cell>
          <table:table-cell office:value-type="string" calcext:value-type="string">
            <text:p>SRA.MTTD</text:p>
          </table:table-cell>
          <table:table-cell office:value-type="string" calcext:value-type="string">
            <text:p>GLOBAL.total_delivered</text:p>
          </table:table-cell>
          <table:table-cell office:value-type="string" calcext:value-type="string">
            <text:p>GLOBAL.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07098634849E+018" calcext:value-type="float">
            <text:p>6,070709863484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9" calcext:value-type="float">
            <text:p>11949</text:p>
          </table:table-cell>
          <table:table-cell office:value-type="float" office:value="10.6110971629425" calcext:value-type="float">
            <text:p>10,6110971629425</text:p>
          </table:table-cell>
          <table:table-cell office:value-type="float" office:value="11599" calcext:value-type="float">
            <text:p>11599</text:p>
          </table:table-cell>
          <table:table-cell office:value-type="float" office:value="11.6367790326752" calcext:value-type="float">
            <text:p>11,6367790326752</text:p>
          </table:table-cell>
          <table:table-cell office:value-type="float" office:value="13197" calcext:value-type="float">
            <text:p>13197</text:p>
          </table:table-cell>
          <table:table-cell office:value-type="float" office:value="8.83859968174585" calcext:value-type="float">
            <text:p>8,83859968174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2419531256461E+018" calcext:value-type="float">
            <text:p>8,0241953125646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803" calcext:value-type="float">
            <text:p>11803</text:p>
          </table:table-cell>
          <table:table-cell office:value-type="float" office:value="10.6845717190545" calcext:value-type="float">
            <text:p>10,6845717190545</text:p>
          </table:table-cell>
          <table:table-cell office:value-type="float" office:value="12214" calcext:value-type="float">
            <text:p>12214</text:p>
          </table:table-cell>
          <table:table-cell office:value-type="float" office:value="10.9600458490257" calcext:value-type="float">
            <text:p>10,9600458490257</text:p>
          </table:table-cell>
          <table:table-cell office:value-type="float" office:value="13069" calcext:value-type="float">
            <text:p>13069</text:p>
          </table:table-cell>
          <table:table-cell office:value-type="float" office:value="8.76119060371872" calcext:value-type="float">
            <text:p>8,7611906037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141305667378E+018" calcext:value-type="float">
            <text:p>1,2914130566737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89" calcext:value-type="float">
            <text:p>11089</text:p>
          </table:table-cell>
          <table:table-cell office:value-type="float" office:value="11.8977364956263" calcext:value-type="float">
            <text:p>11,8977364956263</text:p>
          </table:table-cell>
          <table:table-cell office:value-type="float" office:value="12063" calcext:value-type="float">
            <text:p>12063</text:p>
          </table:table-cell>
          <table:table-cell office:value-type="float" office:value="11.0259471110006" calcext:value-type="float">
            <text:p>11,0259471110006</text:p>
          </table:table-cell>
          <table:table-cell office:value-type="float" office:value="13327" calcext:value-type="float">
            <text:p>13327</text:p>
          </table:table-cell>
          <table:table-cell office:value-type="float" office:value="8.79837923013431" calcext:value-type="float">
            <text:p>8,79837923013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824595350312E+018" calcext:value-type="float">
            <text:p>1,468245953503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881" calcext:value-type="float">
            <text:p>10881</text:p>
          </table:table-cell>
          <table:table-cell office:value-type="float" office:value="12.0962227736421" calcext:value-type="float">
            <text:p>12,0962227736421</text:p>
          </table:table-cell>
          <table:table-cell office:value-type="float" office:value="12114" calcext:value-type="float">
            <text:p>12114</text:p>
          </table:table-cell>
          <table:table-cell office:value-type="float" office:value="11.2218920257553" calcext:value-type="float">
            <text:p>11,2218920257553</text:p>
          </table:table-cell>
          <table:table-cell office:value-type="float" office:value="12822" calcext:value-type="float">
            <text:p>12822</text:p>
          </table:table-cell>
          <table:table-cell office:value-type="float" office:value="8.94142879425987" calcext:value-type="float">
            <text:p>8,94142879425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5643339075125E+018" calcext:value-type="float">
            <text:p>4,9564333907512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441" calcext:value-type="float">
            <text:p>11441</text:p>
          </table:table-cell>
          <table:table-cell office:value-type="float" office:value="11.4553797744952" calcext:value-type="float">
            <text:p>11,4553797744952</text:p>
          </table:table-cell>
          <table:table-cell office:value-type="float" office:value="11958" calcext:value-type="float">
            <text:p>11958</text:p>
          </table:table-cell>
          <table:table-cell office:value-type="float" office:value="11.2420973406924" calcext:value-type="float">
            <text:p>11,2420973406924</text:p>
          </table:table-cell>
          <table:table-cell office:value-type="float" office:value="13170" calcext:value-type="float">
            <text:p>13170</text:p>
          </table:table-cell>
          <table:table-cell office:value-type="float" office:value="8.80918754745634" calcext:value-type="float">
            <text:p>8,80918754745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617383846608E+018" calcext:value-type="float">
            <text:p>5,3161738384660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86" calcext:value-type="float">
            <text:p>11186</text:p>
          </table:table-cell>
          <table:table-cell office:value-type="float" office:value="11.2230466654747" calcext:value-type="float">
            <text:p>11,2230466654747</text:p>
          </table:table-cell>
          <table:table-cell office:value-type="float" office:value="12340" calcext:value-type="float">
            <text:p>12340</text:p>
          </table:table-cell>
          <table:table-cell office:value-type="float" office:value="11.0327390599676" calcext:value-type="float">
            <text:p>11,0327390599676</text:p>
          </table:table-cell>
          <table:table-cell office:value-type="float" office:value="13080" calcext:value-type="float">
            <text:p>13080</text:p>
          </table:table-cell>
          <table:table-cell office:value-type="float" office:value="8.8888379204893" calcext:value-type="float">
            <text:p>8,8888379204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7329593776749E+017" calcext:value-type="float">
            <text:p>9,47329593776749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04" calcext:value-type="float">
            <text:p>11704</text:p>
          </table:table-cell>
          <table:table-cell office:value-type="float" office:value="10.9852187286398" calcext:value-type="float">
            <text:p>10,9852187286398</text:p>
          </table:table-cell>
          <table:table-cell office:value-type="float" office:value="12091" calcext:value-type="float">
            <text:p>12091</text:p>
          </table:table-cell>
          <table:table-cell office:value-type="float" office:value="11.1197584980564" calcext:value-type="float">
            <text:p>11,1197584980564</text:p>
          </table:table-cell>
          <table:table-cell office:value-type="float" office:value="13049" calcext:value-type="float">
            <text:p>13049</text:p>
          </table:table-cell>
          <table:table-cell office:value-type="float" office:value="8.96076327687945" calcext:value-type="float">
            <text:p>8,96076327687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4008666114988E+018" calcext:value-type="float">
            <text:p>7,3400866611498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03" calcext:value-type="float">
            <text:p>11603</text:p>
          </table:table-cell>
          <table:table-cell office:value-type="float" office:value="11.1696113074205" calcext:value-type="float">
            <text:p>11,1696113074205</text:p>
          </table:table-cell>
          <table:table-cell office:value-type="float" office:value="11901" calcext:value-type="float">
            <text:p>11901</text:p>
          </table:table-cell>
          <table:table-cell office:value-type="float" office:value="11.203092177128" calcext:value-type="float">
            <text:p>11,203092177128</text:p>
          </table:table-cell>
          <table:table-cell office:value-type="float" office:value="13078" calcext:value-type="float">
            <text:p>13078</text:p>
          </table:table-cell>
          <table:table-cell office:value-type="float" office:value="8.90029056430647" calcext:value-type="float">
            <text:p>8,90029056430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20824376177E+018" calcext:value-type="float">
            <text:p>2,1072082437617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78" calcext:value-type="float">
            <text:p>11578</text:p>
          </table:table-cell>
          <table:table-cell office:value-type="float" office:value="11.1289514596649" calcext:value-type="float">
            <text:p>11,1289514596649</text:p>
          </table:table-cell>
          <table:table-cell office:value-type="float" office:value="11700" calcext:value-type="float">
            <text:p>11700</text:p>
          </table:table-cell>
          <table:table-cell office:value-type="float" office:value="11.387264957265" calcext:value-type="float">
            <text:p>11,387264957265</text:p>
          </table:table-cell>
          <table:table-cell office:value-type="float" office:value="13167" calcext:value-type="float">
            <text:p>13167</text:p>
          </table:table-cell>
          <table:table-cell office:value-type="float" office:value="8.91190096453254" calcext:value-type="float">
            <text:p>8,911900964532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9203016420528E+018" calcext:value-type="float">
            <text:p>7,1920301642052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59" calcext:value-type="float">
            <text:p>11559</text:p>
          </table:table-cell>
          <table:table-cell office:value-type="float" office:value="11.1091789947227" calcext:value-type="float">
            <text:p>11,1091789947227</text:p>
          </table:table-cell>
          <table:table-cell office:value-type="float" office:value="12082" calcext:value-type="float">
            <text:p>12082</text:p>
          </table:table-cell>
          <table:table-cell office:value-type="float" office:value="11.0916239033273" calcext:value-type="float">
            <text:p>11,0916239033273</text:p>
          </table:table-cell>
          <table:table-cell office:value-type="float" office:value="13272" calcext:value-type="float">
            <text:p>13272</text:p>
          </table:table-cell>
          <table:table-cell office:value-type="float" office:value="8.77019288728149" calcext:value-type="float">
            <text:p>8,77019288728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683621662975E+018" calcext:value-type="float">
            <text:p>2,9168362166297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02" calcext:value-type="float">
            <text:p>11502</text:p>
          </table:table-cell>
          <table:table-cell office:value-type="float" office:value="11.0755520778995" calcext:value-type="float">
            <text:p>11,0755520778995</text:p>
          </table:table-cell>
          <table:table-cell office:value-type="float" office:value="11952" calcext:value-type="float">
            <text:p>11952</text:p>
          </table:table-cell>
          <table:table-cell office:value-type="float" office:value="11.1245816599732" calcext:value-type="float">
            <text:p>11,1245816599732</text:p>
          </table:table-cell>
          <table:table-cell office:value-type="float" office:value="13222" calcext:value-type="float">
            <text:p>13222</text:p>
          </table:table-cell>
          <table:table-cell office:value-type="float" office:value="8.76055059748903" calcext:value-type="float">
            <text:p>8,76055059748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5742899970212E+018" calcext:value-type="float">
            <text:p>3,057428999702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09" calcext:value-type="float">
            <text:p>11609</text:p>
          </table:table-cell>
          <table:table-cell office:value-type="float" office:value="11.0992333534327" calcext:value-type="float">
            <text:p>11,0992333534327</text:p>
          </table:table-cell>
          <table:table-cell office:value-type="float" office:value="11916" calcext:value-type="float">
            <text:p>11916</text:p>
          </table:table-cell>
          <table:table-cell office:value-type="float" office:value="11.1329305135952" calcext:value-type="float">
            <text:p>11,1329305135952</text:p>
          </table:table-cell>
          <table:table-cell office:value-type="float" office:value="12785" calcext:value-type="float">
            <text:p>12785</text:p>
          </table:table-cell>
          <table:table-cell office:value-type="float" office:value="9.08947985921001" calcext:value-type="float">
            <text:p>9,08947985921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32880064387E+018" calcext:value-type="float">
            <text:p>1,463328800643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871" calcext:value-type="float">
            <text:p>11871</text:p>
          </table:table-cell>
          <table:table-cell office:value-type="float" office:value="10.6117429028725" calcext:value-type="float">
            <text:p>10,6117429028725</text:p>
          </table:table-cell>
          <table:table-cell office:value-type="float" office:value="12072" calcext:value-type="float">
            <text:p>12072</text:p>
          </table:table-cell>
          <table:table-cell office:value-type="float" office:value="11.0139993373095" calcext:value-type="float">
            <text:p>11,0139993373095</text:p>
          </table:table-cell>
          <table:table-cell office:value-type="float" office:value="13075" calcext:value-type="float">
            <text:p>13075</text:p>
          </table:table-cell>
          <table:table-cell office:value-type="float" office:value="8.82302103250478" calcext:value-type="float">
            <text:p>8,82302103250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24539729385042E+018" calcext:value-type="float">
            <text:p>8,2453972938504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66" calcext:value-type="float">
            <text:p>11166</text:p>
          </table:table-cell>
          <table:table-cell office:value-type="float" office:value="11.7144008597528" calcext:value-type="float">
            <text:p>11,7144008597528</text:p>
          </table:table-cell>
          <table:table-cell office:value-type="float" office:value="11747" calcext:value-type="float">
            <text:p>11747</text:p>
          </table:table-cell>
          <table:table-cell office:value-type="float" office:value="11.2277177151613" calcext:value-type="float">
            <text:p>11,2277177151613</text:p>
          </table:table-cell>
          <table:table-cell office:value-type="float" office:value="13082" calcext:value-type="float">
            <text:p>13082</text:p>
          </table:table-cell>
          <table:table-cell office:value-type="float" office:value="8.84627732762575" calcext:value-type="float">
            <text:p>8,84627732762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9616606358862E+018" calcext:value-type="float">
            <text:p>2,4961660635886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466" calcext:value-type="float">
            <text:p>11466</text:p>
          </table:table-cell>
          <table:table-cell office:value-type="float" office:value="11.4441828013257" calcext:value-type="float">
            <text:p>11,4441828013257</text:p>
          </table:table-cell>
          <table:table-cell office:value-type="float" office:value="11797" calcext:value-type="float">
            <text:p>11797</text:p>
          </table:table-cell>
          <table:table-cell office:value-type="float" office:value="11.275324234975" calcext:value-type="float">
            <text:p>11,275324234975</text:p>
          </table:table-cell>
          <table:table-cell office:value-type="float" office:value="12822" calcext:value-type="float">
            <text:p>12822</text:p>
          </table:table-cell>
          <table:table-cell office:value-type="float" office:value="9.04702854468882" calcext:value-type="float">
            <text:p>9,04702854468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2792598612368E+018" calcext:value-type="float">
            <text:p>7,1279259861236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1" calcext:value-type="float">
            <text:p>11771</text:p>
          </table:table-cell>
          <table:table-cell office:value-type="float" office:value="11.0381445926429" calcext:value-type="float">
            <text:p>11,0381445926429</text:p>
          </table:table-cell>
          <table:table-cell office:value-type="float" office:value="11713" calcext:value-type="float">
            <text:p>11713</text:p>
          </table:table-cell>
          <table:table-cell office:value-type="float" office:value="11.6115427302997" calcext:value-type="float">
            <text:p>11,6115427302997</text:p>
          </table:table-cell>
          <table:table-cell office:value-type="float" office:value="12793" calcext:value-type="float">
            <text:p>12793</text:p>
          </table:table-cell>
          <table:table-cell office:value-type="float" office:value="9.05057453294771" calcext:value-type="float">
            <text:p>9,05057453294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53178096369448E+018" calcext:value-type="float">
            <text:p>7,5317809636944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484" calcext:value-type="float">
            <text:p>11484</text:p>
          </table:table-cell>
          <table:table-cell office:value-type="float" office:value="11.2975444096134" calcext:value-type="float">
            <text:p>11,2975444096134</text:p>
          </table:table-cell>
          <table:table-cell office:value-type="float" office:value="11983" calcext:value-type="float">
            <text:p>11983</text:p>
          </table:table-cell>
          <table:table-cell office:value-type="float" office:value="11.2398397730118" calcext:value-type="float">
            <text:p>11,2398397730118</text:p>
          </table:table-cell>
          <table:table-cell office:value-type="float" office:value="12912" calcext:value-type="float">
            <text:p>12912</text:p>
          </table:table-cell>
          <table:table-cell office:value-type="float" office:value="8.97552664188352" calcext:value-type="float">
            <text:p>8,97552664188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55040440445518E+018" calcext:value-type="float">
            <text:p>8,5504044044551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36" calcext:value-type="float">
            <text:p>11736</text:p>
          </table:table-cell>
          <table:table-cell office:value-type="float" office:value="11.1529481935924" calcext:value-type="float">
            <text:p>11,1529481935924</text:p>
          </table:table-cell>
          <table:table-cell office:value-type="float" office:value="11774" calcext:value-type="float">
            <text:p>11774</text:p>
          </table:table-cell>
          <table:table-cell office:value-type="float" office:value="11.3246984881943" calcext:value-type="float">
            <text:p>11,3246984881943</text:p>
          </table:table-cell>
          <table:table-cell office:value-type="float" office:value="13098" calcext:value-type="float">
            <text:p>13098</text:p>
          </table:table-cell>
          <table:table-cell office:value-type="float" office:value="8.78179874790044" calcext:value-type="float">
            <text:p>8,78179874790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133056846924E+018" calcext:value-type="float">
            <text:p>3,113305684692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73" calcext:value-type="float">
            <text:p>11673</text:p>
          </table:table-cell>
          <table:table-cell office:value-type="float" office:value="11.1236186070419" calcext:value-type="float">
            <text:p>11,1236186070419</text:p>
          </table:table-cell>
          <table:table-cell office:value-type="float" office:value="11659" calcext:value-type="float">
            <text:p>11659</text:p>
          </table:table-cell>
          <table:table-cell office:value-type="float" office:value="11.3635817823141" calcext:value-type="float">
            <text:p>11,3635817823141</text:p>
          </table:table-cell>
          <table:table-cell office:value-type="float" office:value="13226" calcext:value-type="float">
            <text:p>13226</text:p>
          </table:table-cell>
          <table:table-cell office:value-type="float" office:value="8.68440949644639" calcext:value-type="float">
            <text:p>8,684409496446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8313909222121E+018" calcext:value-type="float">
            <text:p>3,5831390922212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951" calcext:value-type="float">
            <text:p>10951</text:p>
          </table:table-cell>
          <table:table-cell office:value-type="float" office:value="12.2739475846955" calcext:value-type="float">
            <text:p>12,2739475846955</text:p>
          </table:table-cell>
          <table:table-cell office:value-type="float" office:value="12051" calcext:value-type="float">
            <text:p>12051</text:p>
          </table:table-cell>
          <table:table-cell office:value-type="float" office:value="10.8442452908472" calcext:value-type="float">
            <text:p>10,8442452908472</text:p>
          </table:table-cell>
          <table:table-cell office:value-type="float" office:value="13036" calcext:value-type="float">
            <text:p>13036</text:p>
          </table:table-cell>
          <table:table-cell office:value-type="float" office:value="8.79410862227677" calcext:value-type="float">
            <text:p>8,794108622276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8830767052938E+018" calcext:value-type="float">
            <text:p>6,888307670529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85" calcext:value-type="float">
            <text:p>11285</text:p>
          </table:table-cell>
          <table:table-cell office:value-type="float" office:value="11.2657509968985" calcext:value-type="float">
            <text:p>11,2657509968985</text:p>
          </table:table-cell>
          <table:table-cell office:value-type="float" office:value="12067" calcext:value-type="float">
            <text:p>12067</text:p>
          </table:table-cell>
          <table:table-cell office:value-type="float" office:value="11.0217121074003" calcext:value-type="float">
            <text:p>11,0217121074003</text:p>
          </table:table-cell>
          <table:table-cell office:value-type="float" office:value="13294" calcext:value-type="float">
            <text:p>13294</text:p>
          </table:table-cell>
          <table:table-cell office:value-type="float" office:value="8.70520535579961" calcext:value-type="float">
            <text:p>8,705205355799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66506486615753E+018" calcext:value-type="float">
            <text:p>4,6650648661575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801" calcext:value-type="float">
            <text:p>10801</text:p>
          </table:table-cell>
          <table:table-cell office:value-type="float" office:value="12.3464494028331" calcext:value-type="float">
            <text:p>12,3464494028331</text:p>
          </table:table-cell>
          <table:table-cell office:value-type="float" office:value="12087" calcext:value-type="float">
            <text:p>12087</text:p>
          </table:table-cell>
          <table:table-cell office:value-type="float" office:value="11.0553487217672" calcext:value-type="float">
            <text:p>11,0553487217672</text:p>
          </table:table-cell>
          <table:table-cell office:value-type="float" office:value="12761" calcext:value-type="float">
            <text:p>12761</text:p>
          </table:table-cell>
          <table:table-cell office:value-type="float" office:value="8.79719457722749" calcext:value-type="float">
            <text:p>8,79719457722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9214341452493E+018" calcext:value-type="float">
            <text:p>4,8921434145249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20" calcext:value-type="float">
            <text:p>11520</text:p>
          </table:table-cell>
          <table:table-cell office:value-type="float" office:value="11.3072048611111" calcext:value-type="float">
            <text:p>11,3072048611111</text:p>
          </table:table-cell>
          <table:table-cell office:value-type="float" office:value="12199" calcext:value-type="float">
            <text:p>12199</text:p>
          </table:table-cell>
          <table:table-cell office:value-type="float" office:value="10.9422903516682" calcext:value-type="float">
            <text:p>10,9422903516682</text:p>
          </table:table-cell>
          <table:table-cell office:value-type="float" office:value="12892" calcext:value-type="float">
            <text:p>12892</text:p>
          </table:table-cell>
          <table:table-cell office:value-type="float" office:value="9.20439031957803" calcext:value-type="float">
            <text:p>9,204390319578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797630354295E+018" calcext:value-type="float">
            <text:p>5,479763035429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31" calcext:value-type="float">
            <text:p>11931</text:p>
          </table:table-cell>
          <table:table-cell office:value-type="float" office:value="10.4218422596597" calcext:value-type="float">
            <text:p>10,4218422596597</text:p>
          </table:table-cell>
          <table:table-cell office:value-type="float" office:value="12098" calcext:value-type="float">
            <text:p>12098</text:p>
          </table:table-cell>
          <table:table-cell office:value-type="float" office:value="11.1370474458588" calcext:value-type="float">
            <text:p>11,1370474458588</text:p>
          </table:table-cell>
          <table:table-cell office:value-type="float" office:value="12968" calcext:value-type="float">
            <text:p>12968</text:p>
          </table:table-cell>
          <table:table-cell office:value-type="float" office:value="8.85980876002468" calcext:value-type="float">
            <text:p>8,85980876002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02660848849338E+018" calcext:value-type="float">
            <text:p>4,026608488493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35" calcext:value-type="float">
            <text:p>11735</text:p>
          </table:table-cell>
          <table:table-cell office:value-type="float" office:value="10.7506604175543" calcext:value-type="float">
            <text:p>10,7506604175543</text:p>
          </table:table-cell>
          <table:table-cell office:value-type="float" office:value="11950" calcext:value-type="float">
            <text:p>11950</text:p>
          </table:table-cell>
          <table:table-cell office:value-type="float" office:value="11.2539748953975" calcext:value-type="float">
            <text:p>11,2539748953975</text:p>
          </table:table-cell>
          <table:table-cell office:value-type="float" office:value="13109" calcext:value-type="float">
            <text:p>13109</text:p>
          </table:table-cell>
          <table:table-cell office:value-type="float" office:value="8.92425051491342" calcext:value-type="float">
            <text:p>8,924250514913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97377708206568E+017" calcext:value-type="float">
            <text:p>5,97377708206568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64" calcext:value-type="float">
            <text:p>11764</text:p>
          </table:table-cell>
          <table:table-cell office:value-type="float" office:value="10.8265895953757" calcext:value-type="float">
            <text:p>10,8265895953757</text:p>
          </table:table-cell>
          <table:table-cell office:value-type="float" office:value="11912" calcext:value-type="float">
            <text:p>11912</text:p>
          </table:table-cell>
          <table:table-cell office:value-type="float" office:value="11.1547179314976" calcext:value-type="float">
            <text:p>11,1547179314976</text:p>
          </table:table-cell>
          <table:table-cell office:value-type="float" office:value="13276" calcext:value-type="float">
            <text:p>13276</text:p>
          </table:table-cell>
          <table:table-cell office:value-type="float" office:value="8.68190720096415" calcext:value-type="float">
            <text:p>8,681907200964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85523222003903E+018" calcext:value-type="float">
            <text:p>1,8552322200390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853" calcext:value-type="float">
            <text:p>11853</text:p>
          </table:table-cell>
          <table:table-cell office:value-type="float" office:value="10.8638319412807" calcext:value-type="float">
            <text:p>10,8638319412807</text:p>
          </table:table-cell>
          <table:table-cell office:value-type="float" office:value="12063" calcext:value-type="float">
            <text:p>12063</text:p>
          </table:table-cell>
          <table:table-cell office:value-type="float" office:value="11.2074110917682" calcext:value-type="float">
            <text:p>11,2074110917682</text:p>
          </table:table-cell>
          <table:table-cell office:value-type="float" office:value="12908" calcext:value-type="float">
            <text:p>12908</text:p>
          </table:table-cell>
          <table:table-cell office:value-type="float" office:value="8.94925627517818" calcext:value-type="float">
            <text:p>8,949256275178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6284148291837E+018" calcext:value-type="float">
            <text:p>2,7628414829183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10" calcext:value-type="float">
            <text:p>11510</text:p>
          </table:table-cell>
          <table:table-cell office:value-type="float" office:value="11.4495221546481" calcext:value-type="float">
            <text:p>11,4495221546481</text:p>
          </table:table-cell>
          <table:table-cell office:value-type="float" office:value="11776" calcext:value-type="float">
            <text:p>11776</text:p>
          </table:table-cell>
          <table:table-cell office:value-type="float" office:value="11.1187160326087" calcext:value-type="float">
            <text:p>11,1187160326087</text:p>
          </table:table-cell>
          <table:table-cell office:value-type="float" office:value="13120" calcext:value-type="float">
            <text:p>13120</text:p>
          </table:table-cell>
          <table:table-cell office:value-type="float" office:value="8.74001524390244" calcext:value-type="float">
            <text:p>8,740015243902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5742748531103E+017" calcext:value-type="float">
            <text:p>3,05742748531103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4" calcext:value-type="float">
            <text:p>11394</text:p>
          </table:table-cell>
          <table:table-cell office:value-type="float" office:value="11.4687554853432" calcext:value-type="float">
            <text:p>11,4687554853432</text:p>
          </table:table-cell>
          <table:table-cell office:value-type="float" office:value="12180" calcext:value-type="float">
            <text:p>12180</text:p>
          </table:table-cell>
          <table:table-cell office:value-type="float" office:value="11.1194581280788" calcext:value-type="float">
            <text:p>11,1194581280788</text:p>
          </table:table-cell>
          <table:table-cell office:value-type="float" office:value="13287" calcext:value-type="float">
            <text:p>13287</text:p>
          </table:table-cell>
          <table:table-cell office:value-type="float" office:value="8.96583126364115" calcext:value-type="float">
            <text:p>8,96583126364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52970650520717E+018" calcext:value-type="float">
            <text:p>5,5297065052071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23" calcext:value-type="float">
            <text:p>11623</text:p>
          </table:table-cell>
          <table:table-cell office:value-type="float" office:value="11.1054805127764" calcext:value-type="float">
            <text:p>11,1054805127764</text:p>
          </table:table-cell>
          <table:table-cell office:value-type="float" office:value="11917" calcext:value-type="float">
            <text:p>11917</text:p>
          </table:table-cell>
          <table:table-cell office:value-type="float" office:value="11.1173114038768" calcext:value-type="float">
            <text:p>11,1173114038768</text:p>
          </table:table-cell>
          <table:table-cell office:value-type="float" office:value="12931" calcext:value-type="float">
            <text:p>12931</text:p>
          </table:table-cell>
          <table:table-cell office:value-type="float" office:value="8.94331451550537" calcext:value-type="float">
            <text:p>8,943314515505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27943903343566E+018" calcext:value-type="float">
            <text:p>6,2794390334356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91" calcext:value-type="float">
            <text:p>11091</text:p>
          </table:table-cell>
          <table:table-cell office:value-type="float" office:value="11.8746731584167" calcext:value-type="float">
            <text:p>11,8746731584167</text:p>
          </table:table-cell>
          <table:table-cell office:value-type="float" office:value="11699" calcext:value-type="float">
            <text:p>11699</text:p>
          </table:table-cell>
          <table:table-cell office:value-type="float" office:value="11.5249166595436" calcext:value-type="float">
            <text:p>11,5249166595436</text:p>
          </table:table-cell>
          <table:table-cell office:value-type="float" office:value="12828" calcext:value-type="float">
            <text:p>12828</text:p>
          </table:table-cell>
          <table:table-cell office:value-type="float" office:value="9.18631119426255" calcext:value-type="float">
            <text:p>9,18631119426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9340789228219E+018" calcext:value-type="float">
            <text:p>5,2934078922821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974" calcext:value-type="float">
            <text:p>10974</text:p>
          </table:table-cell>
          <table:table-cell office:value-type="float" office:value="12.3131036996537" calcext:value-type="float">
            <text:p>12,3131036996537</text:p>
          </table:table-cell>
          <table:table-cell office:value-type="float" office:value="12121" calcext:value-type="float">
            <text:p>12121</text:p>
          </table:table-cell>
          <table:table-cell office:value-type="float" office:value="11.0109726920221" calcext:value-type="float">
            <text:p>11,0109726920221</text:p>
          </table:table-cell>
          <table:table-cell office:value-type="float" office:value="12785" calcext:value-type="float">
            <text:p>12785</text:p>
          </table:table-cell>
          <table:table-cell office:value-type="float" office:value="9.03816973015252" calcext:value-type="float">
            <text:p>9,03816973015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38340094897256E+018" calcext:value-type="float">
            <text:p>8,3834009489725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77" calcext:value-type="float">
            <text:p>11677</text:p>
          </table:table-cell>
          <table:table-cell office:value-type="float" office:value="10.7979789329451" calcext:value-type="float">
            <text:p>10,7979789329451</text:p>
          </table:table-cell>
          <table:table-cell office:value-type="float" office:value="11980" calcext:value-type="float">
            <text:p>11980</text:p>
          </table:table-cell>
          <table:table-cell office:value-type="float" office:value="11.340734557596" calcext:value-type="float">
            <text:p>11,340734557596</text:p>
          </table:table-cell>
          <table:table-cell office:value-type="float" office:value="13231" calcext:value-type="float">
            <text:p>13231</text:p>
          </table:table-cell>
          <table:table-cell office:value-type="float" office:value="8.87604867356965" calcext:value-type="float">
            <text:p>8,876048673569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97253967288169E+018" calcext:value-type="float">
            <text:p>4,9725396728816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6" calcext:value-type="float">
            <text:p>11216</text:p>
          </table:table-cell>
          <table:table-cell office:value-type="float" office:value="11.7150499286733" calcext:value-type="float">
            <text:p>11,7150499286733</text:p>
          </table:table-cell>
          <table:table-cell office:value-type="float" office:value="12157" calcext:value-type="float">
            <text:p>12157</text:p>
          </table:table-cell>
          <table:table-cell office:value-type="float" office:value="11.0449946532862" calcext:value-type="float">
            <text:p>11,0449946532862</text:p>
          </table:table-cell>
          <table:table-cell office:value-type="float" office:value="13011" calcext:value-type="float">
            <text:p>13011</text:p>
          </table:table-cell>
          <table:table-cell office:value-type="float" office:value="8.79893935900392" calcext:value-type="float">
            <text:p>8,79893935900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6079073563269E+016" calcext:value-type="float">
            <text:p>7,06079073563269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9" calcext:value-type="float">
            <text:p>11779</text:p>
          </table:table-cell>
          <table:table-cell office:value-type="float" office:value="10.9273282961202" calcext:value-type="float">
            <text:p>10,9273282961202</text:p>
          </table:table-cell>
          <table:table-cell office:value-type="float" office:value="11852" calcext:value-type="float">
            <text:p>11852</text:p>
          </table:table-cell>
          <table:table-cell office:value-type="float" office:value="11.2626560917989" calcext:value-type="float">
            <text:p>11,2626560917989</text:p>
          </table:table-cell>
          <table:table-cell office:value-type="float" office:value="13210" calcext:value-type="float">
            <text:p>13210</text:p>
          </table:table-cell>
          <table:table-cell office:value-type="float" office:value="8.78728236184709" calcext:value-type="float">
            <text:p>8,787282361847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4890841382533E+016" calcext:value-type="float">
            <text:p>2,14890841382533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6" calcext:value-type="float">
            <text:p>11006</text:p>
          </table:table-cell>
          <table:table-cell office:value-type="float" office:value="11.8414501181174" calcext:value-type="float">
            <text:p>11,8414501181174</text:p>
          </table:table-cell>
          <table:table-cell office:value-type="float" office:value="11788" calcext:value-type="float">
            <text:p>11788</text:p>
          </table:table-cell>
          <table:table-cell office:value-type="float" office:value="11.387088564642" calcext:value-type="float">
            <text:p>11,387088564642</text:p>
          </table:table-cell>
          <table:table-cell office:value-type="float" office:value="13277" calcext:value-type="float">
            <text:p>13277</text:p>
          </table:table-cell>
          <table:table-cell office:value-type="float" office:value="8.84936356104542" calcext:value-type="float">
            <text:p>8,849363561045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07177332694304E+018" calcext:value-type="float">
            <text:p>8,0717733269430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81" calcext:value-type="float">
            <text:p>11381</text:p>
          </table:table-cell>
          <table:table-cell office:value-type="float" office:value="11.649767155786" calcext:value-type="float">
            <text:p>11,649767155786</text:p>
          </table:table-cell>
          <table:table-cell office:value-type="float" office:value="11862" calcext:value-type="float">
            <text:p>11862</text:p>
          </table:table-cell>
          <table:table-cell office:value-type="float" office:value="11.0440903726184" calcext:value-type="float">
            <text:p>11,0440903726184</text:p>
          </table:table-cell>
          <table:table-cell office:value-type="float" office:value="13060" calcext:value-type="float">
            <text:p>13060</text:p>
          </table:table-cell>
          <table:table-cell office:value-type="float" office:value="8.83882082695253" calcext:value-type="float">
            <text:p>8,838820826952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48371673569012E+018" calcext:value-type="float">
            <text:p>6,483716735690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88" calcext:value-type="float">
            <text:p>11088</text:p>
          </table:table-cell>
          <table:table-cell office:value-type="float" office:value="11.8701298701299" calcext:value-type="float">
            <text:p>11,8701298701299</text:p>
          </table:table-cell>
          <table:table-cell office:value-type="float" office:value="11992" calcext:value-type="float">
            <text:p>11992</text:p>
          </table:table-cell>
          <table:table-cell office:value-type="float" office:value="11.0436124082722" calcext:value-type="float">
            <text:p>11,0436124082722</text:p>
          </table:table-cell>
          <table:table-cell office:value-type="float" office:value="13436" calcext:value-type="float">
            <text:p>13436</text:p>
          </table:table-cell>
          <table:table-cell office:value-type="float" office:value="8.66418576957428" calcext:value-type="float">
            <text:p>8,664185769574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48147967036258E+018" calcext:value-type="float">
            <text:p>5,4814796703625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69" calcext:value-type="float">
            <text:p>11769</text:p>
          </table:table-cell>
          <table:table-cell office:value-type="float" office:value="10.683745432917" calcext:value-type="float">
            <text:p>10,683745432917</text:p>
          </table:table-cell>
          <table:table-cell office:value-type="float" office:value="12378" calcext:value-type="float">
            <text:p>12378</text:p>
          </table:table-cell>
          <table:table-cell office:value-type="float" office:value="10.7547261269995" calcext:value-type="float">
            <text:p>10,7547261269995</text:p>
          </table:table-cell>
          <table:table-cell office:value-type="float" office:value="12874" calcext:value-type="float">
            <text:p>12874</text:p>
          </table:table-cell>
          <table:table-cell office:value-type="float" office:value="9.00823364921547" calcext:value-type="float">
            <text:p>9,008233649215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04463977835287E+018" calcext:value-type="float">
            <text:p>9,044639778352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62" calcext:value-type="float">
            <text:p>11762</text:p>
          </table:table-cell>
          <table:table-cell office:value-type="float" office:value="10.7090630845094" calcext:value-type="float">
            <text:p>10,7090630845094</text:p>
          </table:table-cell>
          <table:table-cell office:value-type="float" office:value="12242" calcext:value-type="float">
            <text:p>12242</text:p>
          </table:table-cell>
          <table:table-cell office:value-type="float" office:value="11.0356150955726" calcext:value-type="float">
            <text:p>11,0356150955726</text:p>
          </table:table-cell>
          <table:table-cell office:value-type="float" office:value="13229" calcext:value-type="float">
            <text:p>13229</text:p>
          </table:table-cell>
          <table:table-cell office:value-type="float" office:value="8.85063118905435" calcext:value-type="float">
            <text:p>8,8506311890543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^ HANDLE WITH CARE, as both simulations used different seed! Cf. Original data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G</text:p>
          </table:table-cell>
          <table:table-cell table:formula="of:=AVERAGE([.E2:.E41])" office:value-type="float" office:value="11479.525" calcext:value-type="float">
            <text:p>11479,525</text:p>
          </table:table-cell>
          <table:table-cell table:formula="of:=AVERAGE([.F2:.F41])" office:value-type="float" office:value="11.2845176942326" calcext:value-type="float">
            <text:p>11,2845176942326</text:p>
          </table:table-cell>
          <table:table-cell table:formula="of:=AVERAGE([.G2:.G41])" office:value-type="float" office:value="11976.15" calcext:value-type="float">
            <text:p>11976,15</text:p>
          </table:table-cell>
          <table:table-cell table:formula="of:=AVERAGE([.H2:.H41])" office:value-type="float" office:value="11.1664274203212" calcext:value-type="float">
            <text:p>11,1664274203212</text:p>
          </table:table-cell>
          <table:table-cell table:formula="of:=AVERAGE([.I2:.I41])" office:value-type="float" office:value="13069.225" calcext:value-type="float">
            <text:p>13069,225</text:p>
          </table:table-cell>
          <table:table-cell table:formula="of:=AVERAGE([.J2:.J41])" office:value-type="float" office:value="8.87756768037975" calcext:value-type="float">
            <text:p>8,877567680379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DIAN</text:p>
          </table:table-cell>
          <table:table-cell table:formula="of:=MEDIAN([.E2:.E41])" office:value-type="float" office:value="11539.5" calcext:value-type="float">
            <text:p>11539,5</text:p>
          </table:table-cell>
          <table:table-cell table:formula="of:=MEDIAN([.F2:.F41])" office:value-type="float" office:value="11.1612797505064" calcext:value-type="float">
            <text:p>11,1612797505064</text:p>
          </table:table-cell>
          <table:table-cell table:formula="of:=MEDIAN([.G2:.G41])" office:value-type="float" office:value="11981.5" calcext:value-type="float">
            <text:p>11981,5</text:p>
          </table:table-cell>
          <table:table-cell table:formula="of:=MEDIAN([.H2:.H41])" office:value-type="float" office:value="11.1287560867842" calcext:value-type="float">
            <text:p>11,1287560867842</text:p>
          </table:table-cell>
          <table:table-cell table:formula="of:=MEDIAN([.I2:.I41])" office:value-type="float" office:value="13079" calcext:value-type="float">
            <text:p>13079</text:p>
          </table:table-cell>
          <table:table-cell table:formula="of:=MEDIAN([.J2:.J41])" office:value-type="float" office:value="8.84999737504988" calcext:value-type="float">
            <text:p>8,8499973750498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TD DEV</text:p>
          </table:table-cell>
          <table:table-cell table:formula="of:=STDEV([.E2:.E41])" office:value-type="float" office:value="316.845913169647" calcext:value-type="float">
            <text:p>316,845913169647</text:p>
          </table:table-cell>
          <table:table-cell table:formula="of:=STDEV([.F2:.F41])" office:value-type="float" office:value="0.504726342432947" calcext:value-type="float">
            <text:p>0,504726342432947</text:p>
          </table:table-cell>
          <table:table-cell table:formula="of:=STDEV([.G2:.G41])" office:value-type="float" office:value="188.65197233707" calcext:value-type="float">
            <text:p>188,65197233707</text:p>
          </table:table-cell>
          <table:table-cell table:formula="of:=STDEV([.H2:.H41])" office:value-type="float" office:value="0.186345377999405" calcext:value-type="float">
            <text:p>0,186345377999405</text:p>
          </table:table-cell>
          <table:table-cell table:formula="of:=STDEV([.I2:.I41])" office:value-type="float" office:value="179.364760495735" calcext:value-type="float">
            <text:p>179,364760495735</text:p>
          </table:table-cell>
          <table:table-cell table:formula="of:=STDEV([.J2:.J41])" office:value-type="float" office:value="0.12965611276225" calcext:value-type="float">
            <text:p>0,12965611276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09:09:52.4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date>2021-03-23T09:12:07.967000000</dc:date>
    <meta:editing-duration>PT1H44M28S</meta:editing-duration>
    <meta:editing-cycles>12</meta:editing-cycles>
    <meta:document-statistic meta:table-count="1" meta:cell-count="43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E2:UNIFORM_vs_GRADIENT_TRANSPORTER_results.F41 UNIFORM_vs_GRADIENT_TRANSPORTER_results.H2:UNIFORM_vs_GRADIENT_TRANSPORTER_results.H41 UNIFORM_vs_GRADIENT_TRANSPORTER_results.J2:UNIFORM_vs_GRADIENT_TRANSPORTER_results.J41" chart:data-source-has-labels="row" svg:x="2.427cm" svg:y="1.718cm" svg:width="27.559cm" svg:height="13.205cm">
          <chart:coordinate-region svg:x="3.154cm" svg:y="1.945cm" svg:width="26.235cm" svg:height="12.278cm"/>
          <chart:axis chart:dimension="x" chart:name="primary-x" chart:style-name="ch5">
            <chart:title svg:x="12.597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4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F2:UNIFORM_vs_GRADIENT_TRANSPORTER_results.F41" loext:label-string="&quot;Model-based agents&quot;" chart:class="chart:scatter">
            <chart:domain table:cell-range-address="UNIFORM_vs_GRADIENT_TRANSPORTER_results.E2:UNIFORM_vs_GRADIENT_TRANSPORTER_results.E41"/>
            <chart:data-point chart:repeated="40"/>
          </chart:series>
          <chart:series chart:style-name="ch10" chart:values-cell-range-address="UNIFORM_vs_GRADIENT_TRANSPORTER_results.H2:UNIFORM_vs_GRADIENT_TRANSPORTER_results.H41" loext:label-string="&quot;SRA&quot;" chart:class="chart:scatter">
            <chart:domain table:cell-range-address="UNIFORM_vs_GRADIENT_TRANSPORTER_results.G2:UNIFORM_vs_GRADIENT_TRANSPORTER_results.G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series chart:style-name="ch12" chart:values-cell-range-address="UNIFORM_vs_GRADIENT_TRANSPORTER_results.J2:UNIFORM_vs_GRADIENT_TRANSPORTER_results.J41" loext:label-string="&quot;Global shared knowledge&quot;" chart:class="chart:scatter">
            <chart:domain table:cell-range-address="UNIFORM_vs_GRADIENT_TRANSPORTER_results.I2:UNIFORM_vs_GRADIENT_TRANSPORTER_results.I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G</text:p>
              </table:table-cell>
              <table:table-cell office:value-type="string">
                <text:p>SRA</text:p>
              </table:table-cell>
              <table:table-cell office:value-type="string">
                <text:p>Spalte I</text:p>
              </table:table-cell>
              <table:table-cell office:value-type="string">
                <text:p>Global shared knowl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E2:UNIFORM_vs_GRADIENT_TRANSPORTER_results.E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F2:UNIFORM_vs_GRADIENT_TRANSPORTER_results.F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13197">
                <text:p>13197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8.83859968174585">
                <text:p>8.83859968174585</text:p>
                <draw:g>
                  <svg:desc>UNIFORM_vs_GRADIENT_TRANSPORTER_results.J2:UNIFORM_vs_GRADIENT_TRANSPORTER_results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  <table:table-cell office:value-type="float" office:value="13069">
                <text:p>13069</text:p>
              </table:table-cell>
              <table:table-cell office:value-type="float" office:value="8.76119060371872">
                <text:p>8.7611906037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  <table:table-cell office:value-type="float" office:value="13327">
                <text:p>13327</text:p>
              </table:table-cell>
              <table:table-cell office:value-type="float" office:value="8.79837923013431">
                <text:p>8.7983792301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  <table:table-cell office:value-type="float" office:value="12822">
                <text:p>12822</text:p>
              </table:table-cell>
              <table:table-cell office:value-type="float" office:value="8.94142879425987">
                <text:p>8.9414287942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  <table:table-cell office:value-type="float" office:value="13170">
                <text:p>13170</text:p>
              </table:table-cell>
              <table:table-cell office:value-type="float" office:value="8.80918754745634">
                <text:p>8.80918754745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  <table:table-cell office:value-type="float" office:value="13080">
                <text:p>13080</text:p>
              </table:table-cell>
              <table:table-cell office:value-type="float" office:value="8.8888379204893">
                <text:p>8.8888379204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  <table:table-cell office:value-type="float" office:value="13049">
                <text:p>13049</text:p>
              </table:table-cell>
              <table:table-cell office:value-type="float" office:value="8.96076327687945">
                <text:p>8.96076327687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  <table:table-cell office:value-type="float" office:value="13078">
                <text:p>13078</text:p>
              </table:table-cell>
              <table:table-cell office:value-type="float" office:value="8.90029056430647">
                <text:p>8.9002905643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  <table:table-cell office:value-type="float" office:value="13167">
                <text:p>13167</text:p>
              </table:table-cell>
              <table:table-cell office:value-type="float" office:value="8.91190096453254">
                <text:p>8.9119009645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  <table:table-cell office:value-type="float" office:value="13272">
                <text:p>13272</text:p>
              </table:table-cell>
              <table:table-cell office:value-type="float" office:value="8.77019288728149">
                <text:p>8.7701928872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  <table:table-cell office:value-type="float" office:value="13222">
                <text:p>13222</text:p>
              </table:table-cell>
              <table:table-cell office:value-type="float" office:value="8.76055059748903">
                <text:p>8.7605505974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  <table:table-cell office:value-type="float" office:value="12785">
                <text:p>12785</text:p>
              </table:table-cell>
              <table:table-cell office:value-type="float" office:value="9.08947985921001">
                <text:p>9.08947985921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  <table:table-cell office:value-type="float" office:value="13075">
                <text:p>13075</text:p>
              </table:table-cell>
              <table:table-cell office:value-type="float" office:value="8.82302103250478">
                <text:p>8.8230210325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  <table:table-cell office:value-type="float" office:value="13082">
                <text:p>13082</text:p>
              </table:table-cell>
              <table:table-cell office:value-type="float" office:value="8.84627732762575">
                <text:p>8.84627732762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  <table:table-cell office:value-type="float" office:value="12822">
                <text:p>12822</text:p>
              </table:table-cell>
              <table:table-cell office:value-type="float" office:value="9.04702854468882">
                <text:p>9.04702854468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  <table:table-cell office:value-type="float" office:value="12793">
                <text:p>12793</text:p>
              </table:table-cell>
              <table:table-cell office:value-type="float" office:value="9.05057453294771">
                <text:p>9.05057453294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  <table:table-cell office:value-type="float" office:value="12912">
                <text:p>12912</text:p>
              </table:table-cell>
              <table:table-cell office:value-type="float" office:value="8.97552664188352">
                <text:p>8.9755266418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  <table:table-cell office:value-type="float" office:value="13098">
                <text:p>13098</text:p>
              </table:table-cell>
              <table:table-cell office:value-type="float" office:value="8.78179874790044">
                <text:p>8.78179874790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  <table:table-cell office:value-type="float" office:value="13226">
                <text:p>13226</text:p>
              </table:table-cell>
              <table:table-cell office:value-type="float" office:value="8.68440949644639">
                <text:p>8.68440949644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  <table:table-cell office:value-type="float" office:value="13036">
                <text:p>13036</text:p>
              </table:table-cell>
              <table:table-cell office:value-type="float" office:value="8.79410862227677">
                <text:p>8.79410862227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  <table:table-cell office:value-type="float" office:value="13294">
                <text:p>13294</text:p>
              </table:table-cell>
              <table:table-cell office:value-type="float" office:value="8.70520535579961">
                <text:p>8.7052053557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  <table:table-cell office:value-type="float" office:value="12761">
                <text:p>12761</text:p>
              </table:table-cell>
              <table:table-cell office:value-type="float" office:value="8.79719457722749">
                <text:p>8.79719457722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  <table:table-cell office:value-type="float" office:value="12892">
                <text:p>12892</text:p>
              </table:table-cell>
              <table:table-cell office:value-type="float" office:value="9.20439031957803">
                <text:p>9.2043903195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  <table:table-cell office:value-type="float" office:value="12968">
                <text:p>12968</text:p>
              </table:table-cell>
              <table:table-cell office:value-type="float" office:value="8.85980876002468">
                <text:p>8.85980876002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  <table:table-cell office:value-type="float" office:value="13109">
                <text:p>13109</text:p>
              </table:table-cell>
              <table:table-cell office:value-type="float" office:value="8.92425051491342">
                <text:p>8.92425051491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  <table:table-cell office:value-type="float" office:value="13276">
                <text:p>13276</text:p>
              </table:table-cell>
              <table:table-cell office:value-type="float" office:value="8.68190720096415">
                <text:p>8.68190720096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  <table:table-cell office:value-type="float" office:value="12908">
                <text:p>12908</text:p>
              </table:table-cell>
              <table:table-cell office:value-type="float" office:value="8.94925627517818">
                <text:p>8.94925627517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  <table:table-cell office:value-type="float" office:value="13120">
                <text:p>13120</text:p>
              </table:table-cell>
              <table:table-cell office:value-type="float" office:value="8.74001524390244">
                <text:p>8.7400152439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  <table:table-cell office:value-type="float" office:value="13287">
                <text:p>13287</text:p>
              </table:table-cell>
              <table:table-cell office:value-type="float" office:value="8.96583126364115">
                <text:p>8.96583126364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  <table:table-cell office:value-type="float" office:value="12931">
                <text:p>12931</text:p>
              </table:table-cell>
              <table:table-cell office:value-type="float" office:value="8.94331451550537">
                <text:p>8.94331451550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  <table:table-cell office:value-type="float" office:value="12828">
                <text:p>12828</text:p>
              </table:table-cell>
              <table:table-cell office:value-type="float" office:value="9.18631119426255">
                <text:p>9.1863111942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  <table:table-cell office:value-type="float" office:value="12785">
                <text:p>12785</text:p>
              </table:table-cell>
              <table:table-cell office:value-type="float" office:value="9.03816973015252">
                <text:p>9.03816973015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  <table:table-cell office:value-type="float" office:value="13231">
                <text:p>13231</text:p>
              </table:table-cell>
              <table:table-cell office:value-type="float" office:value="8.87604867356965">
                <text:p>8.87604867356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  <table:table-cell office:value-type="float" office:value="13011">
                <text:p>13011</text:p>
              </table:table-cell>
              <table:table-cell office:value-type="float" office:value="8.79893935900392">
                <text:p>8.79893935900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  <table:table-cell office:value-type="float" office:value="13210">
                <text:p>13210</text:p>
              </table:table-cell>
              <table:table-cell office:value-type="float" office:value="8.78728236184709">
                <text:p>8.7872823618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  <table:table-cell office:value-type="float" office:value="13277">
                <text:p>13277</text:p>
              </table:table-cell>
              <table:table-cell office:value-type="float" office:value="8.84936356104542">
                <text:p>8.84936356104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  <table:table-cell office:value-type="float" office:value="13060">
                <text:p>13060</text:p>
              </table:table-cell>
              <table:table-cell office:value-type="float" office:value="8.83882082695253">
                <text:p>8.83882082695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  <table:table-cell office:value-type="float" office:value="13436">
                <text:p>13436</text:p>
              </table:table-cell>
              <table:table-cell office:value-type="float" office:value="8.66418576957428">
                <text:p>8.6641857695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  <table:table-cell office:value-type="float" office:value="12874">
                <text:p>12874</text:p>
              </table:table-cell>
              <table:table-cell office:value-type="float" office:value="9.00823364921547">
                <text:p>9.00823364921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  <table:table-cell office:value-type="float" office:value="13229">
                <text:p>13229</text:p>
              </table:table-cell>
              <table:table-cell office:value-type="float" office:value="8.85063118905435">
                <text:p>8.85063118905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E2:UNIFORM_vs_GRADIENT_TRANSPORTER_results.F41 UNIFORM_vs_GRADIENT_TRANSPORTER_results.H2:UNIFORM_vs_GRADIENT_TRANSPORTER_results.H41" chart:data-source-has-labels="row" svg:x="2.083cm" svg:y="1.719cm" svg:width="27.903cm" svg:height="13.204cm">
          <chart:coordinate-region svg:x="3.154cm" svg:y="1.945cm" svg:width="26.235cm" svg:height="12.278cm"/>
          <chart:axis chart:dimension="x" chart:name="primary-x" chart:style-name="ch5">
            <chart:title svg:x="12.598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3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F2:UNIFORM_vs_GRADIENT_TRANSPORTER_results.F41" loext:label-string="&quot;Model-based agents&quot;" chart:class="chart:scatter">
            <chart:domain table:cell-range-address="UNIFORM_vs_GRADIENT_TRANSPORTER_results.E2:UNIFORM_vs_GRADIENT_TRANSPORTER_results.E41"/>
            <chart:data-point chart:repeated="40"/>
          </chart:series>
          <chart:series chart:style-name="ch10" chart:values-cell-range-address="UNIFORM_vs_GRADIENT_TRANSPORTER_results.H2:UNIFORM_vs_GRADIENT_TRANSPORTER_results.H41" loext:label-string="&quot;SRA&quot;" chart:class="chart:scatter">
            <chart:domain table:cell-range-address="UNIFORM_vs_GRADIENT_TRANSPORTER_results.G2:UNIFORM_vs_GRADIENT_TRANSPORTER_results.G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G</text:p>
              </table:table-cell>
              <table:table-cell office:value-type="string">
                <text:p>S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E2:UNIFORM_vs_GRADIENT_TRANSPORTER_results.E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F2:UNIFORM_vs_GRADIENT_TRANSPORTER_results.F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H2:UNIFORM_vs_GRADIENT_TRANSPORTER_results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